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Pièce</text:p>
          </table:table-cell>
          <table:table-cell office:value-type="string">
            <text:p>Description</text:p>
          </table:table-cell>
          <table:table-cell office:value-type="string">
            <text:p>#Digikey</text:p>
          </table:table-cell>
          <table:table-cell office:value-type="string">
            <text:p>Prix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MAX3232CWE+</text:p>
          </table:table-cell>
          <table:table-cell office:value-type="string">
            <text:p>Max232 mais 3.3v, IC TXRX RS-232 LP 16-SOIC</text:p>
          </table:table-cell>
          <table:table-cell office:value-type="string">
            <text:p>MAX3232CWE+-ND</text:p>
          </table:table-cell>
          <table:table-cell office:value-type="float" office:value="4.75">
            <text:p>4,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B9 Femelle</text:p>
          </table:table-cell>
          <table:table-cell office:value-type="string">
            <text:p>CONN D-SUB RCPT R/A 9POS PCB AU</text:p>
          </table:table-cell>
          <table:table-cell office:value-type="string">
            <text:p>6E17C-009S-AJ-120-ND</text:p>
          </table:table-cell>
          <table:table-cell table:style-name="ce1" office:value-type="float" office:value="5.16">
            <text:p>5,1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B9 Male</text:p>
          </table:table-cell>
          <table:table-cell office:value-type="string">
            <text:p>CONN D-SUB PLUG R/A 9POS PCB AU</text:p>
          </table:table-cell>
          <table:table-cell office:value-type="string">
            <text:p>6E17C-009P-AJ-121-ND</text:p>
          </table:table-cell>
          <table:table-cell office:value-type="float" office:value="5.16">
            <text:p>5,16</text:p>
          </table:table-cell>
          <table:table-cell office:value-type="float" office:value="2">
            <text:p>2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2009-11-16</text:date>, <text:time>23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mi St-Onge</meta:initial-creator>
    <meta:creation-date>2009-11-16T23:10:03.37</meta:creation-date>
    <meta:generator>OpenOffice.org/3.1$Win32 OpenOffice.org_project/310m19$Build-9420</meta:generator>
    <dc:date>2009-11-16T23:13:59.81</dc:date>
    <dc:creator>Rémi St-Onge</dc:creator>
    <meta:editing-duration>PT00H04M04S</meta:editing-duration>
    <meta:editing-cycles>1</meta:editing-cycles>
    <meta:document-statistic meta:table-count="3" meta:cell-count="20" meta:object-count="0"/>
  </office:meta>
</office:document-meta>
</file>